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70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Tube Inform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.D.</text:p>
          </table:table-cell>
          <table:table-cell table:style-name="ce2" office:value-type="string" calcext:value-type="string">
            <text:p>I.D.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Wt./Ft.</text:p>
            <text:p>(lbs.)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Price / Ft</text:p>
          </table:table-cell>
          <table:table-cell table:number-columns-repeated="1018"/>
        </table:table-row>
        <table:table-row table:style-name="ro3">
          <table:table-cell table:style-name="ce3" table:formula="of:=0.75" office:value-type="float" office:value="0.75" calcext:value-type="float">
            <text:p><text:s/>3/4</text:p>
          </table:table-cell>
          <table:table-cell table:style-name="ce8" office:value-type="float" office:value="0.634" calcext:value-type="float">
            <text:p>0.634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1506" calcext:value-type="float">
            <text:p>0.1506</text:p>
          </table:table-cell>
          <table:table-cell table:style-name="ce8" office:value-type="string" calcext:value-type="string">
            <text:p>03-36300</text:p>
          </table:table-cell>
          <table:table-cell table:style-name="ce12" office:value-type="currency" office:currency="USD" office:value="2.71" calcext:value-type="currency">
            <text:p>$2.71</text:p>
          </table:table-cell>
          <table:table-cell table:number-columns-repeated="1018"/>
        </table:table-row>
        <table:table-row table:style-name="ro3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5" office:value-type="string" calcext:value-type="string">
            <text:p>source:</text:p>
          </table:table-cell>
          <table:table-cell table:style-name="ce4" office:value-type="string" calcext:value-type="string">
            <text:p>http://www.aircraftspruce.com/catalog/mepages/alumtube_6061t6.ph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Design Properties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r_avg</text:p>
          </table:table-cell>
          <table:table-cell table:style-name="ce9" table:formula="of:=([.A3]+[.B3])/2" office:value-type="float" office:value="0.692" calcext:value-type="float">
            <text:p>0.6920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rea</text:p>
          </table:table-cell>
          <table:table-cell table:style-name="ce9" table:formula="of:=(PI()*[.A3]^2/4)-(PI()*[.B3]^2/4)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9" table:formula="of:=PI()*[.B8]*[.C3]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10" table:formula="of:=PI()*[.B8]*[.C3]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Jx</text:p>
          </table:table-cell>
          <table:table-cell table:style-name="ce10" table:formula="of:=[.B13]+[.B14]" office:value-type="float" office:value="0.24321837112938" calcext:value-type="float">
            <text:p>0.2432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y</text:p>
          </table:table-cell>
          <table:table-cell table:style-name="ce10" table:formula="of:=PI()/4*([.A3]^4-[.B3]^4)" office:value-type="float" office:value="0.12160918556469" calcext:value-type="float">
            <text:p>0.1216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z</text:p>
          </table:table-cell>
          <table:table-cell table:style-name="ce10" table:formula="of:=PI()/4*([.A3]^4-[.B3]^4)" office:value-type="float" office:value="0.12160918556469" calcext:value-type="float">
            <text:p>0.1216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9:29:30.592017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56:19.296843054</meta:creation-date>
    <dc:date>2016-05-05T20:44:58.007125591</dc:date>
    <meta:editing-duration>PT24M4S</meta:editing-duration>
    <meta:editing-cycles>6</meta:editing-cycles>
    <meta:generator>LibreOffice/4.2.8.2$Linux_X86_64 LibreOffice_project/420m0$Build-2</meta:generator>
    <meta:document-statistic meta:table-count="1" meta:cell-count="37" meta:object-count="0"/>
  </office:meta>
</office:document-meta>
</file>